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1.74860255655904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.67758215447319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.6868484118224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.7227374859244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.720066487543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.7158809022454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14696686982230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22285591614415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.698394282272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.7074445926922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.7074431406253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24657090830730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.69707711255614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.7352011553827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.69599120897391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.6242877618611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.73342027893335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.6989398384939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.71967006458299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.69029299262085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.6955493624292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.6906655416692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237036546137976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.70162208064030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.0" office:value-type="float"/>
          <table:table-cell office:value="1.6817212932114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.71207746659625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.71669894490882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24544894628556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.72832820417793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1.68174858678932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.69664424226400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.68847203611848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.71089704151297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.6584552511304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.67264592184873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.68991358068418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240879849554614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.7186682299299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222019863620635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.7131490774798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.6940907855951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.7006900564509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.71260034445242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.71961688684271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12938251126161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.7052620742010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.70967095960338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.6892197387543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.69647531750293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1.69488753111055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.7273185363678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1.65051590837559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220280763600763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.6651390679488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.69982037815477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239718902914985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.6899868650008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1642152370349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.7199297606219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.72458788209902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1.7053048104900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.68058022423679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.71258117977490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.67739861590586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.71499362590141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.6994905639409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.71195016240959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1.695198550880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1.64983464664181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.6787754334408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.70833311212036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.70021168384213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.68170458165731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.7081363049974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.6819601555127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.69116304156292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.70950459607980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.68707159884422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1.63811042357623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.68950131874920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.66581988310192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.70878733625536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.67978402543037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.6780155311593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.69131516635879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.68957055604451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.68765653137977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.708405559093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.65913496730388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.65757538264748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.69685297998852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1.74895133608571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.67485102144070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.7160682620788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.7140269257184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.72350173853056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23574654140456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.71663802098566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.70010649519497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.6977629899220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.68003245067414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.69003680946267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.69178866188966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.68474063486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.7133330730180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.7026833886009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.74531382253530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.7052386591708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.7089951961003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.6874362863589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.70736111703566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.65746389604425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.68653636845864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2299047093602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.73504665568594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.69933908106863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.73541895804788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.71774805533667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.7068480679184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.70666467444540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1960131873958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.7271130663541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.6534161988474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.7345204188941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.7084786003752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.71194875363958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.73017538597930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1.62656617266993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.69010455465586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.677036593238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22698262805013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.70427359523493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244051323812991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.70697813099106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.0" office:value-type="float"/>
          <table:table-cell office:value="0.0" office:value-type="float"/>
          <table:table-cell office:value="1.70353703721194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.6976290570764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.67907796711182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.68892317820275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.68632600108003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.706808087670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.74347727184738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1.65792944121803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.67170970648727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242349566374346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.68572686480793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.70686367144032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.70028198256882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.7044650969815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.6885438664986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.6915696371381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.69787576696696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.66039620672100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.66741472656629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1.65303089521577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1.72606203790323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.6999765700556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.70252802203608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.7006732457104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.7267827488399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.70533577425710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.70238076302036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.679748973919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.72214162221187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.716369675593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.738761190670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234433301181669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.67269574608618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.69147174516056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.68801200520057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.6757846461751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.70281830699197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.6927836513665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.68436034135046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.67032916722099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.70768802101487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1.68835652269618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.73792080254626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1.67675567685975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.72556390378380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.6927493398560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16913109648580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.72403018438941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.71762665148266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1.69835002484315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.68234952073904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.69287783786833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.72786663770943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.69001121324600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.70770589139056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2419874512780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.67173748275584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.70455241408359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.69828103875005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1.63209307761560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2330080191638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.72063898187035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.683735886896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.7130670122394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1.64578296397361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.71305162411621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.69192588970542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185555235228651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.67882827280444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.6921790022805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.71291452043257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1.73397928438285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1.6853854797526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1.6582419239118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.68685698477563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.67063341991005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.6616453387146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.68785672831911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1.64283714208048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.705741642999562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224718241274782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.7110456482566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.6877492817029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.71423945045933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.7212649204587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.70657007784735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.7029876684500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.7396846021895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.68848102494421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.69318226998807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.64617235914054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.7030061261329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.71907750817159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.69192867227958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.70233588047000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.0" office:value-type="float"/>
          <table:table-cell office:value="1.0" office:value-type="float"/>
          <table:table-cell office:value="0.15377229269377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.70929020681174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.69784838913989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.67486373526259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.7143151763793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.72605391796028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.67710121891017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244323789008010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.6999217769081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.69482435833845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.692702267222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.6858199640722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.73884489067091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24119485841656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.69899519426769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.68243622040670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.69677020048725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22908276573500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.74367750426247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.0" office:value-type="float"/>
          <table:table-cell office:value="1.69164839167817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.69726335410976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.72227089893849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.0" office:value-type="float"/>
          <table:table-cell office:value="1.67309685903754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1.67454730097033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.7180967799485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.72199512562406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.70951242633860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.70959572958639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199742600481207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.68288890222733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.70614140986840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.70808153512900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.67896821370090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.0" office:value-type="float"/>
          <table:table-cell office:value="0.5" office:value-type="float"/>
          <table:table-cell office:value="0.232093334374144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.6955950782616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.679562337259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.7127806158775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.68989656554818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.67298468141332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.6669375863605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.7057061901758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247498431122016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.69290404986843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225782022991673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.71696320061787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.68981716218677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.72279629302479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.68509570894199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.0" office:value-type="float"/>
          <table:table-cell office:value="1.70338482208674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.69017626136932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.6830201457017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.68129564209850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2170354131120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.712586744137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.70023663002028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.7092382560798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.738899375253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.0" office:value-type="float"/>
          <table:table-cell office:value="0.5" office:value-type="float"/>
          <table:table-cell office:value="0.193001871130275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.7315356001919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.71053199726244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.71671117258691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.69838473301874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.70396119549874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.67261191683196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.6879022653003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.66710016003835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.73374614063136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1.7269390776800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.71744505809773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.68900052328199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.6680107042159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.70147116336489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.68349118639653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.68409277812488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.73005262499934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.6836694568006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.6746390078948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.7460316337869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.72209245989634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.72475804055714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.70412045016311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.6632861263817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.69003827000051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.68295024838869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.70997429706267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23470876584046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.73593558907098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.69312350799669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.69506011479546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.69234363555585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.6691286196137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.7246142038374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.67965947253937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.6678473153848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235639442002960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.7054612689656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.70334284134504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.68196765831323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1.72641611415746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.6873535738310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.71916729312776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.68827504764052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2485986094996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.70392805462159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.7086496381686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.70475374522552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244216476787957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.7488083829119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23874305732896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.73300095783142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.6767399074216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.6964367654673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.69687181691363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.6930795699752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.73330680666338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.69452803883312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.69319559601202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.74047653140831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.0" office:value-type="float"/>
          <table:table-cell office:value="1.65484465585490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.6839452880615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.71391085120270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.68312370862357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.68767585988041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.713115394725667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.71905273433676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.6944539577222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.71344196139604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.7293443169996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.67429607956833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.6967934939809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.7245660968089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.67672267340690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1.72620398108499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.692358841026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.71959334015714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.68679643900808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.66550713384543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1.69964987216714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.73024282595867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.6805358009621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.7070396583532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.6729359253018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.70303844145566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.71002876619775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.70322912185427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.72076024546657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.73294043646296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.67688652924863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.71484556875593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.73170506891435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9:14.498006</meta:creation-date>
    <dc:date>2019-05-26T11:29:14.742279</dc:date>
    <meta:generator>http://pypi.python.org/pypi/ezodf/0.1.0$Python3.6.7 (default, Oct 22 2018, 11:32:17) 
[GCC 8.2.0]</meta:generator>
    <meta:document-statistic/>
    <meta:editing-cycles>1</meta:editing-cycles>
  </office:meta>
</office:document-meta>
</file>